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19bd2b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19bd2b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19bd2b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19bd2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19bd2b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19bd2b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19bd2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19bd2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9bd2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19bd2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19bd2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19bd2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19bd2b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19bd2b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19bd2b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19bd2b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19bd2b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19bd2b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19bd2b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19bd2b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19bd2b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19bd2b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19bd2b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19bd2b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19bd2b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19bd2b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19bd2b"/>
    </style:style>
    <style:style style:name="P28" style:family="paragraph" style:parent-style-name="Standard">
      <style:text-properties style:font-name="Times New Roman" officeooo:paragraph-rsid="0019bd2b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officeooo:rsid="0008d5fa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8d5fa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9bd2b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162300" style:font-weight-asian="normal" style:font-weight-complex="normal"/>
    </style:style>
    <style:style style:name="T21" style:family="text">
      <style:text-properties fo:font-weight="normal" officeooo:rsid="0017b1d4" style:font-weight-asian="normal" style:font-weight-complex="normal"/>
    </style:style>
    <style:style style:name="T22" style:family="text">
      <style:text-properties fo:font-weight="normal" officeooo:rsid="001955bf" style:font-weight-asian="normal" style:font-weight-complex="normal"/>
    </style:style>
    <style:style style:name="T23" style:family="text">
      <style:text-properties fo:font-weight="normal" officeooo:rsid="0008608a" style:font-weight-asian="normal" style:font-weight-complex="normal"/>
    </style:style>
    <style:style style:name="T24" style:family="text">
      <style:text-properties fo:font-weight="normal" officeooo:rsid="001fe433" style:font-weight-asian="normal" style:font-weight-complex="normal"/>
    </style:style>
    <style:style style:name="T25" style:family="text">
      <style:text-properties fo:font-weight="normal" officeooo:rsid="002202a7" style:font-weight-asian="normal" style:font-weight-complex="normal"/>
    </style:style>
    <style:style style:name="T26" style:family="text">
      <style:text-properties fo:font-weight="normal" officeooo:rsid="00089482" style:font-weight-asian="normal" style:font-weight-complex="normal"/>
    </style:style>
    <style:style style:name="T27" style:family="text">
      <style:text-properties fo:font-weight="normal" officeooo:rsid="0008d5fa" style:font-weight-asian="normal" style:font-weight-complex="normal"/>
    </style:style>
    <style:style style:name="T28" style:family="text">
      <style:text-properties fo:font-weight="normal" officeooo:rsid="0019bd2b" style:font-weight-asian="normal" style:font-weight-complex="normal"/>
    </style:style>
    <style:style style:name="T29" style:family="text">
      <style:text-properties officeooo:rsid="0008608a"/>
    </style:style>
    <style:style style:name="T30" style:family="text">
      <style:text-properties officeooo:rsid="0022499a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officeooo:rsid="001fe433"/>
    </style:style>
    <style:style style:name="T33" style:family="text">
      <style:text-properties style:text-underline-style="solid" style:text-underline-width="auto" style:text-underline-color="font-color" officeooo:rsid="0017b1d4"/>
    </style:style>
    <style:style style:name="T34" style:family="text">
      <style:text-properties officeooo:rsid="0019bd2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">Definisci Bozza <text:s/>di Graduatoria 0</text:span><text:span text:style-name="T34">3</text:span></text:p>
      <text:p text:style-name="P22"/>
      <text:list xml:id="list31154741" text:style-name="L1">
        <text:list-item>
          <text:p text:style-name="P23">Nome del Test Case</text:p>
        </text:list-item>
      </text:list>
      <text:list xml:id="list31269671" text:style-name="L3">
        <text:list-header>
          <text:p text:style-name="P27"><text:span text:style-name="T5">Test Case TC_</text:span><text:span text:style-name="T6">DefinisciBozzaDiGraduatoria</text:span><text:span text:style-name="T7">_0</text:span><text:span text:style-name="T9">3</text:span></text:p>
        </text:list-header>
      </text:list>
      <text:p text:style-name="P13"/>
      <text:list xml:id="list31299443" text:continue-list="list31154741" text:style-name="L1">
        <text:list-item>
          <text:p text:style-name="P24">Test Case <text:span text:style-name="T10">Specification Identifier</text:span></text:p>
        </text:list-item>
      </text:list>
      <text:p text:style-name="P17"><text:span text:style-name="T10"><text:tab/></text:span><text:span text:style-name="T11">Caso d'uso da testare</text:span></text:p>
      <text:p text:style-name="P17"><text:span text:style-name="T13"><text:tab/></text:span><text:span text:style-name="T18">UC_</text:span><text:span text:style-name="T19">ACC_3.1</text:span><text:span text:style-name="T18"> –</text:span><text:span text:style-name="T20"> </text:span><text:span text:style-name="T19">Definisci Bozza di Graduatoria</text:span></text:p>
      <text:list xml:id="list31282753" text:continue-numbering="true" text:style-name="L1">
        <text:list-header>
          <text:p text:style-name="P20">Version date</text:p>
          <text:p text:style-name="P4">1<text:span text:style-name="T3">3</text:span>/12/12 </text:p>
          <text:p text:style-name="P20">Version number</text:p>
        </text:list-header>
      </text:list>
      <text:p text:style-name="P28"><text:span text:style-name="T10"><text:tab/></text:span>v. 1.0 </text:p>
      <text:p text:style-name="P21"><text:tab/>Version author</text:p>
      <text:p text:style-name="P5"><text:span text:style-name="T14"><text:tab/></text:span><text:span text:style-name="T15">Ferdinando Di Palma</text:span></text:p>
      <text:list xml:id="list31295972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29">Gestione Graduatorie</text:span>, in particolare la funzionalità di<text:span text:style-name="T30"> </text:span><text:span text:style-name="T29">definizione della bozza di Graduatoria all'interno del sistema</text:span></text:p>
          <text:p text:style-name="P20">Riferimenti</text:p>
        </text:list-item>
      </text:list>
      <text:p text:style-name="P5"><text:tab/><text:span text:style-name="T10">Specifica dei requisiti</text:span></text:p>
      <text:p text:style-name="P5"/>
      <text:list xml:id="list31290886" text:continue-numbering="true" text:style-name="L1">
        <text:list-item>
          <text:p text:style-name="P14"><text:span text:style-name="T31">Input</text:span> </text:p>
          <text:p text:style-name="P15"><text:span text:style-name="T11">Data </text:span><text:span text:style-name="T12">-</text:span></text:p>
          <text:p text:style-name="P15"><text:span text:style-name="T11">Tables</text:span><text:span text:style-name="T10"> </text:span><text:span text:style-name="T32">-</text:span></text:p>
          <text:p text:style-name="P15"><text:span text:style-name="T11">Human</text:span><text:span text:style-name="T10"> </text:span><text:span text:style-name="T11">Action</text:span></text:p>
          <text:p text:style-name="P10"><text:span text:style-name="T21">L'utente visita l</text:span><text:span text:style-name="T22">a pagina</text:span><text:span text:style-name="T21"> di </text:span><text:span text:style-name="T23">Gestione bozza di Graduatoria e seleziona le domande da salvare nella bozza Graduatoria Parziale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3">Initial</text:span><text:span text:style-name="T10">: </text:span><text:span text:style-name="T21">Connessione dati attiva</text:span></text:p>
                  <text:p text:style-name="P10"><text:span text:style-name="T33">Intermediate</text:span><text:span text:style-name="T10">: </text:span><text:span text:style-name="T21">Connessione dati attiva</text:span></text:p>
                  <text:p text:style-name="P15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3">Database</text:span><text:span text:style-name="T10">: </text:span></text:p>
                  <text:p text:style-name="P10"><text:span text:style-name="T33">Control files</text:span><text:span text:style-name="T10">: </text:span><text:span text:style-name="T21"><text:s/></text:span></text:p>
                  <text:p text:style-name="P10"><text:span text:style-name="T33">Transaction files</text:span><text:span text:style-name="T10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1">Tables</text:span><text:span text:style-name="T10"> -</text:span></text:p>
          <text:p text:style-name="P7">Il sistema <text:span text:style-name="T34">non visualizza correttamente la lista di domande effettuate</text:span></text:p>
          <text:p text:style-name="P16"><text:span text:style-name="T11">Human</text:span><text:span text:style-name="T10"> </text:span><text:span text:style-name="T11">Action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3">Initial</text:span><text:span text:style-name="T10">: </text:span></text:p>
                  <text:p text:style-name="P10"><text:span text:style-name="T33">Intermediate</text:span><text:span text:style-name="T10">: </text:span></text:p>
                  <text:p text:style-name="P15"><text:span text:style-name="T17">Final</text:span><text:span text:style-name="T16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3">Database</text:span><text:span text:style-name="T10">: </text:span></text:p>
                  <text:p text:style-name="P10"><text:span text:style-name="T33">Control files</text:span><text:span text:style-name="T10">: </text:span><text:span text:style-name="T21"><text:s/></text:span></text:p>
                  <text:p text:style-name="P10"><text:span text:style-name="T33">Transaction files</text:span><text:span text:style-name="T10">: </text:span></text:p>
                </text:list-header>
              </text:list>
            </text:list-header>
          </text:list>
          <text:p text:style-name="P20"><text:soft-page-break/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1">Test frame</text:span> </text:p>
        </text:list-item>
      </text:list>
      <text:p text:style-name="P19"><text:tab/><text:span text:style-name="T24">Tabella: dati </text:span><text:span text:style-name="T25">e</text:span><text:span text:style-name="T28">rrati o mancanti</text:span></text:p>
      <text:p text:style-name="P2"/>
      <text:list xml:id="list31282927" text:continue-numbering="true" text:style-name="L1">
        <text:list-item>
          <text:p text:style-name="P26">Vincoli ambientali</text:p>
          <text:p text:style-name="P3">Connessione <text:span text:style-name="T32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12:59.98</meta:creation-date>
    <dc:date>2012-12-13T11:14:55.77</dc:date>
    <meta:editing-duration>P0D</meta:editing-duration>
    <meta:editing-cycles>1</meta:editing-cycles>
    <meta:document-statistic meta:table-count="0" meta:image-count="0" meta:object-count="0" meta:page-count="2" meta:paragraph-count="57" meta:word-count="189" meta:character-count="1314" meta:non-whitespace-character-count="1166"/>
    <meta:generator>LibreOffice/3.6$Windows_x86 LibreOffice_project/da8c1e6-fd468f4-454e206-f42a4a9-143cfd</meta:generator>
  </office:meta>
</office:document-meta>
</file>